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4cm" svg:height="1.039cm" svg:x="1.509cm" svg:y="2.8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4.14cm" svg:height="1.039cm" svg:x="1.509cm" svg:y="7.0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.51cm" svg:y1="3.43cm" svg:x2="1.51cm" svg:y2="7.554cm">
          <text:p/>
        </draw:line>
        <draw:line draw:style-name="gr3" draw:text-style-name="P1" draw:layer="layout" svg:x1="5.654cm" svg:y1="3.486cm" svg:x2="5.654cm" svg:y2="7.61cm">
          <text:p/>
        </draw:line>
        <draw:custom-shape draw:style-name="gr4" draw:text-style-name="P1" draw:layer="layout" svg:width="4.14cm" svg:height="1.039cm" svg:x="1.509cm" svg:y="4.1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2.918cm" svg:y1="1.538cm" svg:x2="2.905cm" svg:y2="4.621cm">
          <text:p/>
        </draw:line>
        <draw:g>
          <draw:line draw:style-name="gr3" draw:text-style-name="P1" draw:layer="layout" svg:x1="2.693cm" svg:y1="6.262cm" svg:x2="3.179cm" svg:y2="6.137cm">
            <text:p/>
          </draw:line>
          <draw:line draw:style-name="gr3" draw:text-style-name="P1" draw:layer="layout" svg:x1="2.677cm" svg:y1="5.579cm" svg:x2="3.163cm" svg:y2="5.454cm">
            <text:p/>
          </draw:line>
          <draw:line draw:style-name="gr3" draw:text-style-name="P1" draw:layer="layout" svg:x1="2.677cm" svg:y1="6.262cm" svg:x2="2.677cm" svg:y2="5.572cm">
            <text:p/>
          </draw:line>
          <draw:line draw:style-name="gr3" draw:text-style-name="P1" draw:layer="layout" svg:x1="3.177cm" svg:y1="6.134cm" svg:x2="3.177cm" svg:y2="5.444cm">
            <text:p/>
          </draw:line>
        </draw:g>
        <draw:line draw:style-name="gr3" draw:text-style-name="P1" draw:layer="layout" svg:x1="2.918cm" svg:y1="5.138cm" svg:x2="2.92cm" svg:y2="5.546cm">
          <text:p/>
        </draw:line>
        <draw:frame draw:style-name="gr5" draw:text-style-name="P3" draw:layer="layout" svg:width="1.082cm" svg:height="0.806cm" svg:x="1.793cm" svg:y="5.579cm">
          <draw:text-box>
            <text:p text:style-name="P2"><text:span text:style-name="T1">Zn</text:span></text:p>
          </draw:text-box>
        </draw:frame>
        <draw:frame draw:style-name="gr5" draw:text-style-name="P3" draw:layer="layout" svg:width="3.284cm" svg:height="0.924cm" svg:x="2.193cm" svg:y="6.31cm">
          <draw:text-box>
            <text:p text:style-name="P2"><text:span text:style-name="T1">ZnCl</text:span><text:span text:style-name="T2">2</text:span><text:span text:style-name="T1"> in H</text:span><text:span text:style-name="T2">2</text:span><text:span text:style-name="T1">O</text:span></text:p>
          </draw:text-box>
        </draw:frame>
        <draw:line draw:style-name="gr3" draw:text-style-name="P1" draw:layer="layout" svg:x1="3.975cm" svg:y1="4.701cm" svg:x2="4.351cm" svg:y2="4.701cm">
          <text:p/>
        </draw:line>
        <draw:custom-shape draw:style-name="gr1" draw:text-style-name="P1" draw:layer="layout" svg:width="4.14cm" svg:height="1.039cm" svg:x="7.31cm" svg:y="2.8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4.14cm" svg:height="1.039cm" svg:x="7.31cm" svg:y="7.0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7.311cm" svg:y1="3.431cm" svg:x2="7.311cm" svg:y2="7.555cm">
          <text:p/>
        </draw:line>
        <draw:line draw:style-name="gr3" draw:text-style-name="P1" draw:layer="layout" svg:x1="11.455cm" svg:y1="3.487cm" svg:x2="11.455cm" svg:y2="7.611cm">
          <text:p/>
        </draw:line>
        <draw:custom-shape draw:style-name="gr4" draw:text-style-name="P1" draw:layer="layout" svg:width="4.14cm" svg:height="1.039cm" svg:x="7.31cm" svg:y="4.1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polygon draw:style-name="gr6" draw:text-style-name="P1" draw:layer="layout" svg:width="4.342cm" svg:height="3.292cm" svg:x="3.966cm" svg:y="2.443cm" svg:viewBox="0 0 4343 3293" draw:points="16,3277 16,2854 16,0 4343,0 4343,3293 3967,3293 3967,345 392,345 392,3262 0,3262">
          <text:p/>
        </draw:polygon>
        <draw:line draw:style-name="gr3" draw:text-style-name="P1" draw:layer="layout" svg:x1="10.419cm" svg:y1="1.539cm" svg:x2="10.406cm" svg:y2="4.622cm">
          <text:p/>
        </draw:line>
        <draw:g>
          <draw:line draw:style-name="gr3" draw:text-style-name="P1" draw:layer="layout" svg:x1="10.194cm" svg:y1="6.263cm" svg:x2="10.68cm" svg:y2="6.138cm">
            <text:p/>
          </draw:line>
          <draw:line draw:style-name="gr3" draw:text-style-name="P1" draw:layer="layout" svg:x1="10.178cm" svg:y1="5.58cm" svg:x2="10.664cm" svg:y2="5.455cm">
            <text:p/>
          </draw:line>
          <draw:line draw:style-name="gr3" draw:text-style-name="P1" draw:layer="layout" svg:x1="10.178cm" svg:y1="6.263cm" svg:x2="10.178cm" svg:y2="5.573cm">
            <text:p/>
          </draw:line>
          <draw:line draw:style-name="gr3" draw:text-style-name="P1" draw:layer="layout" svg:x1="10.678cm" svg:y1="6.135cm" svg:x2="10.678cm" svg:y2="5.445cm">
            <text:p/>
          </draw:line>
        </draw:g>
        <draw:line draw:style-name="gr3" draw:text-style-name="P1" draw:layer="layout" svg:x1="10.419cm" svg:y1="5.139cm" svg:x2="10.421cm" svg:y2="5.547cm">
          <text:p/>
        </draw:line>
        <draw:frame draw:style-name="gr5" draw:text-style-name="P3" draw:layer="layout" svg:width="1.133cm" svg:height="0.806cm" svg:x="10.494cm" svg:y="5.58cm">
          <draw:text-box>
            <text:p text:style-name="P2"><text:span text:style-name="T1">Cu</text:span></text:p>
          </draw:text-box>
        </draw:frame>
        <draw:frame draw:style-name="gr5" draw:text-style-name="P3" draw:layer="layout" svg:width="3.334cm" svg:height="0.924cm" svg:x="7.994cm" svg:y="6.311cm">
          <draw:text-box>
            <text:p text:style-name="P2"><text:span text:style-name="T1">CuCl</text:span><text:span text:style-name="T2">2</text:span><text:span text:style-name="T1"> in H</text:span><text:span text:style-name="T2">2</text:span><text:span text:style-name="T1">O</text:span></text:p>
          </draw:text-box>
        </draw:frame>
        <draw:line draw:style-name="gr3" draw:text-style-name="P1" draw:layer="layout" svg:x1="7.944cm" svg:y1="4.702cm" svg:x2="8.32cm" svg:y2="4.702cm">
          <text:p/>
        </draw:line>
        <draw:frame draw:style-name="gr5" draw:text-style-name="P3" draw:layer="layout" svg:width="2.881cm" svg:height="0.806cm" svg:x="4.793cm" svg:y="1.579cm">
          <draw:text-box>
            <text:p text:style-name="P2"><text:span text:style-name="T1">Salt bri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7-20T19:19:12</meta:creation-date>
    <dc:creator>Jussi Eloranta</dc:creator>
    <dc:date>2008-07-20T19:46:53</dc:date>
    <meta:editing-cycles>9</meta:editing-cycles>
    <meta:editing-duration>PT27M44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